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800000300EA145F693A26CF6B.png" manifest:media-type="image/png"/>
  <manifest:file-entry manifest:full-path="Pictures/1000000100000558000003006101BFDEB67D3EF4.png" manifest:media-type="image/png"/>
  <manifest:file-entry manifest:full-path="Pictures/10000001000005580000030064DDB32CE548D70C.png" manifest:media-type="image/png"/>
  <manifest:file-entry manifest:full-path="Pictures/100000010000055800000300779D9F4EB37C557B.png" manifest:media-type="image/png"/>
  <manifest:file-entry manifest:full-path="Pictures/10000001000005580000030001BA75FB8187402E.png" manifest:media-type="image/png"/>
  <manifest:file-entry manifest:full-path="Pictures/100000010000055800000300C4D123C9D560AD95.png" manifest:media-type="image/png"/>
  <manifest:file-entry manifest:full-path="Pictures/1000000100000558000003001AB79C2E18246069.png" manifest:media-type="image/png"/>
  <manifest:file-entry manifest:full-path="Pictures/100000010000055800000300630E6D0BDA405C83.png" manifest:media-type="image/png"/>
  <manifest:file-entry manifest:full-path="Pictures/100000010000055800000300C2F5F7B508C74B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ce83" officeooo:paragraph-rsid="001fce83"/>
    </style:style>
    <style:style style:name="P2" style:family="paragraph" style:parent-style-name="Standard">
      <style:text-properties officeooo:rsid="001fce83" officeooo:paragraph-rsid="0020b8f6"/>
    </style:style>
    <style:style style:name="P3" style:family="paragraph" style:parent-style-name="Standard">
      <style:text-properties officeooo:rsid="0020b8f6" officeooo:paragraph-rsid="0020b8f6"/>
    </style:style>
    <style:style style:name="T1" style:family="text">
      <style:text-properties officeooo:rsid="0020b8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43"/>ASSIGNMENT -1</text:p>
      <text:p text:style-name="P1"/>
      <text:p text:style-name="P3">LINUX COMMAND</text:p>
      <text:p text:style-name="P1"><text:s text:c="51"/></text:p>
      <text:p text:style-name="P1"><draw:frame draw:style-name="fr3" draw:name="Image1" text:anchor-type="char" svg:x="-0.277cm" svg:y="0.058cm" svg:width="17cm" svg:height="9.543cm" draw:z-index="0"><draw:image xlink:href="Pictures/100000010000055800000300C2F5F7B508C74B5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x="-0.277cm" svg:y="1.979cm" svg:width="17cm" svg:height="9.543cm" draw:z-index="1"><draw:image xlink:href="Pictures/100000010000055800000300630E6D0BDA405C8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3" text:anchor-type="char" svg:x="0.94cm" svg:y="0.129cm" svg:width="17cm" svg:height="10.432cm" draw:z-index="2"><draw:image xlink:href="Pictures/100000010000055800000300C4D123C9D560AD95.png" xlink:type="simple" xlink:show="embed" xlink:actuate="onLoad" draw:mime-type="image/png"/></draw:frame></text:p>
      <text:p text:style-name="P1"><draw:frame draw:style-name="fr2" draw:name="Image4" text:anchor-type="char" svg:x="0.688cm" svg:y="2.036cm" svg:width="17cm" svg:height="9.543cm" draw:z-index="3"><draw:image xlink:href="Pictures/10000001000005580000030001BA75FB8187402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width="17cm" svg:height="9.543cm" draw:z-index="4"><draw:image xlink:href="Pictures/100000010000055800000300779D9F4EB37C557B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2" draw:name="Image6" text:anchor-type="char" svg:x="-0.37cm" svg:y="0.423cm" svg:width="17cm" svg:height="9.543cm" draw:z-index="5"><draw:image xlink:href="Pictures/10000001000005580000030064DDB32CE548D70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7" text:anchor-type="char" svg:x="0.159cm" svg:y="-1.027cm" svg:width="17cm" svg:height="9.543cm" draw:z-index="6"><draw:image xlink:href="Pictures/1000000100000558000003006101BFDEB67D3EF4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2" draw:name="Image8" text:anchor-type="char" svg:x="0.344cm" svg:y="0.226cm" svg:width="17cm" svg:height="9.543cm" draw:z-index="7"><draw:image xlink:href="Pictures/1000000100000558000003001AB79C2E1824606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Image9" text:anchor-type="char" svg:width="17cm" svg:height="9.543cm" draw:z-index="8"><draw:image xlink:href="Pictures/100000010000055800000300EA145F693A26CF6B.png" xlink:type="simple" xlink:show="embed" xlink:actuate="onLoad" draw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6:57:10.704617611</meta:creation-date>
    <dc:date>2023-12-06T18:46:41.755779108</dc:date>
    <meta:editing-duration>PT8M59S</meta:editing-duration>
    <meta:editing-cycles>1</meta:editing-cycles>
    <meta:document-statistic meta:table-count="0" meta:image-count="9" meta:object-count="0" meta:page-count="5" meta:paragraph-count="3" meta:word-count="4" meta:character-count="120" meta:non-whitespace-character-count="24"/>
    <meta:generator>LibreOffice/7.3.7.2$Linux_X86_64 LibreOffice_project/30$Build-2</meta:generator>
  </office:meta>
</office:document-meta>
</file>